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468440" table:style-name="ce7">
            <text:p>1.468.440</text:p>
          </table:table-cell>
          <table:table-cell office:value-type="float" office:value="219200" table:style-name="ce7">
            <text:p>219.200</text:p>
          </table:table-cell>
          <table:table-cell office:value-type="float" office:value="589600" table:style-name="ce7">
            <text:p>589.600</text:p>
          </table:table-cell>
          <table:table-cell office:value-type="float" office:value="2277240" table:style-name="ce8">
            <text:p>2.277.240</text:p>
          </table:table-cell>
          <table:table-cell office:value-type="float" office:value="2199243" table:style-name="ce8">
            <text:p>2.199.243</text:p>
          </table:table-cell>
          <table:table-cell office:value-type="percentage" office:value="0.96574932813405701" table:style-name="ce9">
            <text:p>96,6%</text:p>
          </table:table-cell>
          <table:table-cell office:value-type="float" office:value="1607070" table:style-name="ce7">
            <text:p>1.607.070</text:p>
          </table:table-cell>
          <table:table-cell office:value-type="float" office:value="592173" table:style-name="ce7">
            <text:p>592.173</text:p>
          </table:table-cell>
          <table:table-cell office:value-type="date" office:date-value="2021-04-18T00:00:00" table:style-name="ce10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91645" table:style-name="ce12">
            <text:p>291.645</text:p>
          </table:table-cell>
          <table:table-cell office:value-type="float" office:value="45800" table:style-name="ce12">
            <text:p>45.800</text:p>
          </table:table-cell>
          <table:table-cell office:value-type="float" office:value="92600" table:style-name="ce12">
            <text:p>92.600</text:p>
          </table:table-cell>
          <table:table-cell office:value-type="float" office:value="430045" table:style-name="ce13">
            <text:p>430.045</text:p>
          </table:table-cell>
          <table:table-cell office:value-type="float" office:value="391560" table:style-name="ce13">
            <text:p>391.560</text:p>
          </table:table-cell>
          <table:table-cell office:value-type="percentage" office:value="0.9105093652989803" table:style-name="ce14">
            <text:p>91,1%</text:p>
          </table:table-cell>
          <table:table-cell office:value-type="float" office:value="280029" table:style-name="ce12">
            <text:p>280.029</text:p>
          </table:table-cell>
          <table:table-cell office:value-type="float" office:value="111531" table:style-name="ce12">
            <text:p>111.531</text:p>
          </table:table-cell>
          <table:table-cell office:value-type="date" office:date-value="2021-04-17T00:00:00" table:style-name="ce15">
            <text:p>1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80535" table:style-name="ce12">
            <text:p>280.535</text:p>
          </table:table-cell>
          <table:table-cell office:value-type="float" office:value="42200" table:style-name="ce12">
            <text:p>42.200</text:p>
          </table:table-cell>
          <table:table-cell office:value-type="float" office:value="71000" table:style-name="ce12">
            <text:p>71.000</text:p>
          </table:table-cell>
          <table:table-cell office:value-type="float" office:value="393735" table:style-name="ce13">
            <text:p>393.735</text:p>
          </table:table-cell>
          <table:table-cell office:value-type="float" office:value="371649" table:style-name="ce13">
            <text:p>371.649</text:p>
          </table:table-cell>
          <table:table-cell office:value-type="percentage" office:value="0.94390643453083922" table:style-name="ce14">
            <text:p>94,4%</text:p>
          </table:table-cell>
          <table:table-cell office:value-type="float" office:value="257843" table:style-name="ce12">
            <text:p>257.843</text:p>
          </table:table-cell>
          <table:table-cell office:value-type="float" office:value="113806" table:style-name="ce12">
            <text:p>113.806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62990" table:style-name="ce12">
            <text:p>162.990</text:p>
          </table:table-cell>
          <table:table-cell office:value-type="float" office:value="24300" table:style-name="ce12">
            <text:p>24.300</text:p>
          </table:table-cell>
          <table:table-cell office:value-type="float" office:value="81400" table:style-name="ce12">
            <text:p>81.400</text:p>
          </table:table-cell>
          <table:table-cell office:value-type="float" office:value="268690" table:style-name="ce13">
            <text:p>268.690</text:p>
          </table:table-cell>
          <table:table-cell office:value-type="float" office:value="259921" table:style-name="ce13">
            <text:p>259.921</text:p>
          </table:table-cell>
          <table:table-cell office:value-type="percentage" office:value="0.96736387658640066" table:style-name="ce14">
            <text:p>96,7%</text:p>
          </table:table-cell>
          <table:table-cell office:value-type="float" office:value="196196" table:style-name="ce12">
            <text:p>196.196</text:p>
          </table:table-cell>
          <table:table-cell office:value-type="float" office:value="63725" table:style-name="ce12">
            <text:p>63.725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19380" table:style-name="ce12">
            <text:p>319.380</text:p>
          </table:table-cell>
          <table:table-cell office:value-type="float" office:value="47800" table:style-name="ce12">
            <text:p>47.800</text:p>
          </table:table-cell>
          <table:table-cell office:value-type="float" office:value="151600" table:style-name="ce12">
            <text:p>151.600</text:p>
          </table:table-cell>
          <table:table-cell office:value-type="float" office:value="518780" table:style-name="ce13">
            <text:p>518.780</text:p>
          </table:table-cell>
          <table:table-cell office:value-type="float" office:value="480524" table:style-name="ce13">
            <text:p>480.524</text:p>
          </table:table-cell>
          <table:table-cell office:value-type="percentage" office:value="0.92625775858745518" table:style-name="ce14">
            <text:p>92,6%</text:p>
          </table:table-cell>
          <table:table-cell office:value-type="float" office:value="359932" table:style-name="ce12">
            <text:p>359.932</text:p>
          </table:table-cell>
          <table:table-cell office:value-type="float" office:value="120592" table:style-name="ce12">
            <text:p>120.592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32945" table:style-name="ce12">
            <text:p>132.945</text:p>
          </table:table-cell>
          <table:table-cell office:value-type="float" office:value="19900" table:style-name="ce12">
            <text:p>19.900</text:p>
          </table:table-cell>
          <table:table-cell office:value-type="float" office:value="40500" table:style-name="ce12">
            <text:p>40.500</text:p>
          </table:table-cell>
          <table:table-cell office:value-type="float" office:value="193345" table:style-name="ce13">
            <text:p>193.345</text:p>
          </table:table-cell>
          <table:table-cell office:value-type="float" office:value="166629" table:style-name="ce13">
            <text:p>166.629</text:p>
          </table:table-cell>
          <table:table-cell office:value-type="percentage" office:value="0.86182213142310382" table:style-name="ce14">
            <text:p>86,2%</text:p>
          </table:table-cell>
          <table:table-cell office:value-type="float" office:value="117799" table:style-name="ce12">
            <text:p>117.799</text:p>
          </table:table-cell>
          <table:table-cell office:value-type="float" office:value="48830" table:style-name="ce12">
            <text:p>48.830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647895" table:style-name="ce12">
            <text:p>647.895</text:p>
          </table:table-cell>
          <table:table-cell office:value-type="float" office:value="100800" table:style-name="ce12">
            <text:p>100.800</text:p>
          </table:table-cell>
          <table:table-cell office:value-type="float" office:value="166900" table:style-name="ce12">
            <text:p>166.900</text:p>
          </table:table-cell>
          <table:table-cell office:value-type="float" office:value="915595" table:style-name="ce13">
            <text:p>915.595</text:p>
          </table:table-cell>
          <table:table-cell office:value-type="float" office:value="830796" table:style-name="ce13">
            <text:p>830.796</text:p>
          </table:table-cell>
          <table:table-cell office:value-type="percentage" office:value="0.90738372315270399" table:style-name="ce14">
            <text:p>90,7%</text:p>
          </table:table-cell>
          <table:table-cell office:value-type="float" office:value="579359" table:style-name="ce12">
            <text:p>579.359</text:p>
          </table:table-cell>
          <table:table-cell office:value-type="float" office:value="251437" table:style-name="ce12">
            <text:p>251.437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12875" table:style-name="ce12">
            <text:p>412.875</text:p>
          </table:table-cell>
          <table:table-cell office:value-type="float" office:value="63800" table:style-name="ce12">
            <text:p>63.800</text:p>
          </table:table-cell>
          <table:table-cell office:value-type="float" office:value="142400" table:style-name="ce12">
            <text:p>142.400</text:p>
          </table:table-cell>
          <table:table-cell office:value-type="float" office:value="619075" table:style-name="ce13">
            <text:p>619.075</text:p>
          </table:table-cell>
          <table:table-cell office:value-type="float" office:value="562432" table:style-name="ce13">
            <text:p>562.432</text:p>
          </table:table-cell>
          <table:table-cell office:value-type="percentage" office:value="0.90850381617736142" table:style-name="ce14">
            <text:p>90,9%</text:p>
          </table:table-cell>
          <table:table-cell office:value-type="float" office:value="395777" table:style-name="ce12">
            <text:p>395.777</text:p>
          </table:table-cell>
          <table:table-cell office:value-type="float" office:value="166655" table:style-name="ce12">
            <text:p>166.655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413980" table:style-name="ce12">
            <text:p>1.413.980</text:p>
          </table:table-cell>
          <table:table-cell office:value-type="float" office:value="221100" table:style-name="ce12">
            <text:p>221.100</text:p>
          </table:table-cell>
          <table:table-cell office:value-type="float" office:value="541900" table:style-name="ce12">
            <text:p>541.900</text:p>
          </table:table-cell>
          <table:table-cell office:value-type="float" office:value="2176980" table:style-name="ce13">
            <text:p>2.176.980</text:p>
          </table:table-cell>
          <table:table-cell office:value-type="float" office:value="2070003" table:style-name="ce13">
            <text:p>2.070.003</text:p>
          </table:table-cell>
          <table:table-cell office:value-type="percentage" office:value="0.95085990684342525" table:style-name="ce14">
            <text:p>95,1%</text:p>
          </table:table-cell>
          <table:table-cell office:value-type="float" office:value="1573060" table:style-name="ce12">
            <text:p>1.573.060</text:p>
          </table:table-cell>
          <table:table-cell office:value-type="float" office:value="496943" table:style-name="ce12">
            <text:p>496.943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836740" table:style-name="ce12">
            <text:p>836.740</text:p>
          </table:table-cell>
          <table:table-cell office:value-type="float" office:value="131600" table:style-name="ce12">
            <text:p>131.600</text:p>
          </table:table-cell>
          <table:table-cell office:value-type="float" office:value="352300" table:style-name="ce12">
            <text:p>352.300</text:p>
          </table:table-cell>
          <table:table-cell office:value-type="float" office:value="1320640" table:style-name="ce13">
            <text:p>1.320.640</text:p>
          </table:table-cell>
          <table:table-cell office:value-type="float" office:value="1270968" table:style-name="ce13">
            <text:p>1.270.968</text:p>
          </table:table-cell>
          <table:table-cell office:value-type="percentage" office:value="0.96238793312333415" table:style-name="ce14">
            <text:p>96,2%</text:p>
          </table:table-cell>
          <table:table-cell office:value-type="float" office:value="962284" table:style-name="ce12">
            <text:p>962.284</text:p>
          </table:table-cell>
          <table:table-cell office:value-type="float" office:value="308684" table:style-name="ce12">
            <text:p>308.684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44025" table:style-name="ce12">
            <text:p>244.025</text:p>
          </table:table-cell>
          <table:table-cell office:value-type="float" office:value="36200" table:style-name="ce12">
            <text:p>36.200</text:p>
          </table:table-cell>
          <table:table-cell office:value-type="float" office:value="74000" table:style-name="ce12">
            <text:p>74.000</text:p>
          </table:table-cell>
          <table:table-cell office:value-type="float" office:value="354225" table:style-name="ce13">
            <text:p>354.225</text:p>
          </table:table-cell>
          <table:table-cell office:value-type="float" office:value="351936" table:style-name="ce13">
            <text:p>351.936</text:p>
          </table:table-cell>
          <table:table-cell office:value-type="percentage" office:value="0.99353800550497562" table:style-name="ce14">
            <text:p>99,4%</text:p>
          </table:table-cell>
          <table:table-cell office:value-type="float" office:value="251076" table:style-name="ce12">
            <text:p>251.076</text:p>
          </table:table-cell>
          <table:table-cell office:value-type="float" office:value="100860" table:style-name="ce12">
            <text:p>100.860</text:p>
          </table:table-cell>
          <table:table-cell office:value-type="date" office:date-value="2021-04-17T00:00:00" table:style-name="ce15">
            <text:p>1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637765" table:style-name="ce12">
            <text:p>637.765</text:p>
          </table:table-cell>
          <table:table-cell office:value-type="float" office:value="98800" table:style-name="ce12">
            <text:p>98.800</text:p>
          </table:table-cell>
          <table:table-cell office:value-type="float" office:value="188300" table:style-name="ce12">
            <text:p>188.300</text:p>
          </table:table-cell>
          <table:table-cell office:value-type="float" office:value="924865" table:style-name="ce13">
            <text:p>924.865</text:p>
          </table:table-cell>
          <table:table-cell office:value-type="float" office:value="865840" table:style-name="ce13">
            <text:p>865.840</text:p>
          </table:table-cell>
          <table:table-cell office:value-type="percentage" office:value="0.93617987490066112" table:style-name="ce14">
            <text:p>93,6%</text:p>
          </table:table-cell>
          <table:table-cell office:value-type="float" office:value="649603" table:style-name="ce12">
            <text:p>649.603</text:p>
          </table:table-cell>
          <table:table-cell office:value-type="float" office:value="216237" table:style-name="ce12">
            <text:p>216.237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69095" table:style-name="ce12">
            <text:p>69.095</text:p>
          </table:table-cell>
          <table:table-cell office:value-type="float" office:value="10200" table:style-name="ce12">
            <text:p>10.200</text:p>
          </table:table-cell>
          <table:table-cell office:value-type="float" office:value="22200" table:style-name="ce12">
            <text:p>22.200</text:p>
          </table:table-cell>
          <table:table-cell office:value-type="float" office:value="101495" table:style-name="ce13">
            <text:p>101.495</text:p>
          </table:table-cell>
          <table:table-cell office:value-type="float" office:value="96354" table:style-name="ce13">
            <text:p>96.354</text:p>
          </table:table-cell>
          <table:table-cell office:value-type="percentage" office:value="0.94934725848563972" table:style-name="ce14">
            <text:p>94,9%</text:p>
          </table:table-cell>
          <table:table-cell office:value-type="float" office:value="70153" table:style-name="ce12">
            <text:p>70.153</text:p>
          </table:table-cell>
          <table:table-cell office:value-type="float" office:value="26201" table:style-name="ce12">
            <text:p>26.201</text:p>
          </table:table-cell>
          <table:table-cell office:value-type="date" office:date-value="2021-04-17T00:00:00" table:style-name="ce15">
            <text:p>1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154715" table:style-name="ce12">
            <text:p>1.154.715</text:p>
          </table:table-cell>
          <table:table-cell office:value-type="float" office:value="179300" table:style-name="ce12">
            <text:p>179.300</text:p>
          </table:table-cell>
          <table:table-cell office:value-type="float" office:value="472500" table:style-name="ce12">
            <text:p>472.500</text:p>
          </table:table-cell>
          <table:table-cell office:value-type="float" office:value="1806515" table:style-name="ce13">
            <text:p>1.806.515</text:p>
          </table:table-cell>
          <table:table-cell office:value-type="float" office:value="1679161" table:style-name="ce13">
            <text:p>1.679.161</text:p>
          </table:table-cell>
          <table:table-cell office:value-type="percentage" office:value="0.92950293797726558" table:style-name="ce14">
            <text:p>93,0%</text:p>
          </table:table-cell>
          <table:table-cell office:value-type="float" office:value="1226586" table:style-name="ce12">
            <text:p>1.226.586</text:p>
          </table:table-cell>
          <table:table-cell office:value-type="float" office:value="452575" table:style-name="ce12">
            <text:p>452.575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60465" table:style-name="ce12">
            <text:p>260.465</text:p>
          </table:table-cell>
          <table:table-cell office:value-type="float" office:value="37700" table:style-name="ce12">
            <text:p>37.700</text:p>
          </table:table-cell>
          <table:table-cell office:value-type="float" office:value="105200" table:style-name="ce12">
            <text:p>105.200</text:p>
          </table:table-cell>
          <table:table-cell office:value-type="float" office:value="403365" table:style-name="ce13">
            <text:p>403.365</text:p>
          </table:table-cell>
          <table:table-cell office:value-type="float" office:value="334549" table:style-name="ce13">
            <text:p>334.549</text:p>
          </table:table-cell>
          <table:table-cell office:value-type="percentage" office:value="0.8293952127725509" table:style-name="ce14">
            <text:p>82,9%</text:p>
          </table:table-cell>
          <table:table-cell office:value-type="float" office:value="232472" table:style-name="ce12">
            <text:p>232.472</text:p>
          </table:table-cell>
          <table:table-cell office:value-type="float" office:value="102077" table:style-name="ce12">
            <text:p>102.077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30605" table:style-name="ce12">
            <text:p>130.605</text:p>
          </table:table-cell>
          <table:table-cell office:value-type="float" office:value="20100" table:style-name="ce12">
            <text:p>20.100</text:p>
          </table:table-cell>
          <table:table-cell office:value-type="float" office:value="46000" table:style-name="ce12">
            <text:p>46.000</text:p>
          </table:table-cell>
          <table:table-cell office:value-type="float" office:value="196705" table:style-name="ce13">
            <text:p>196.705</text:p>
          </table:table-cell>
          <table:table-cell office:value-type="float" office:value="189103" table:style-name="ce13">
            <text:p>189.103</text:p>
          </table:table-cell>
          <table:table-cell office:value-type="percentage" office:value="0.96135329554408888" table:style-name="ce14">
            <text:p>96,1%</text:p>
          </table:table-cell>
          <table:table-cell office:value-type="float" office:value="133756" table:style-name="ce12">
            <text:p>133.756</text:p>
          </table:table-cell>
          <table:table-cell office:value-type="float" office:value="55347" table:style-name="ce12">
            <text:p>55.347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454950" table:style-name="ce12">
            <text:p>454.950</text:p>
          </table:table-cell>
          <table:table-cell office:value-type="float" office:value="70900" table:style-name="ce12">
            <text:p>70.900</text:p>
          </table:table-cell>
          <table:table-cell office:value-type="float" office:value="154700" table:style-name="ce12">
            <text:p>154.700</text:p>
          </table:table-cell>
          <table:table-cell office:value-type="float" office:value="680550" table:style-name="ce13">
            <text:p>680.550</text:p>
          </table:table-cell>
          <table:table-cell office:value-type="float" office:value="628743" table:style-name="ce13">
            <text:p>628.743</text:p>
          </table:table-cell>
          <table:table-cell office:value-type="percentage" office:value="0.92387480714128278" table:style-name="ce14">
            <text:p>92,4%</text:p>
          </table:table-cell>
          <table:table-cell office:value-type="float" office:value="458169" table:style-name="ce12">
            <text:p>458.169</text:p>
          </table:table-cell>
          <table:table-cell office:value-type="float" office:value="170574" table:style-name="ce12">
            <text:p>170.574</text:p>
          </table:table-cell>
          <table:table-cell office:value-type="date" office:date-value="2021-04-18T00:00:00" table:style-name="ce15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0170" table:style-name="ce12">
            <text:p>10.170</text:p>
          </table:table-cell>
          <table:table-cell office:value-type="float" office:value="1600" table:style-name="ce12">
            <text:p>1.600</text:p>
          </table:table-cell>
          <table:table-cell office:value-type="float" office:value="6100" table:style-name="ce12">
            <text:p>6.100</text:p>
          </table:table-cell>
          <table:table-cell office:value-type="float" office:value="17870" table:style-name="ce13">
            <text:p>17.870</text:p>
          </table:table-cell>
          <table:table-cell office:value-type="float" office:value="17862" table:style-name="ce13">
            <text:p>17.862</text:p>
          </table:table-cell>
          <table:table-cell office:value-type="percentage" office:value="0.9995523223279239" table:style-name="ce14">
            <text:p>100,0%</text:p>
          </table:table-cell>
          <table:table-cell office:value-type="float" office:value="14070" table:style-name="ce12">
            <text:p>14.070</text:p>
          </table:table-cell>
          <table:table-cell office:value-type="float" office:value="3792" table:style-name="ce12">
            <text:p>3.792</text:p>
          </table:table-cell>
          <table:table-cell office:value-type="date" office:date-value="2021-04-16T00:00:00" table:style-name="ce15">
            <text:p>1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0170" table:style-name="ce12">
            <text:p>10.170</text:p>
          </table:table-cell>
          <table:table-cell office:value-type="float" office:value="1500" table:style-name="ce12">
            <text:p>1.500</text:p>
          </table:table-cell>
          <table:table-cell office:value-type="float" office:value="6100" table:style-name="ce12">
            <text:p>6.100</text:p>
          </table:table-cell>
          <table:table-cell office:value-type="float" office:value="17770" table:style-name="ce13">
            <text:p>17.770</text:p>
          </table:table-cell>
          <table:table-cell office:value-type="float" office:value="16215" table:style-name="ce13">
            <text:p>16.215</text:p>
          </table:table-cell>
          <table:table-cell office:value-type="percentage" office:value="0.91249296567248173" table:style-name="ce14">
            <text:p>91,2%</text:p>
          </table:table-cell>
          <table:table-cell office:value-type="float" office:value="11921" table:style-name="ce12">
            <text:p>11.921</text:p>
          </table:table-cell>
          <table:table-cell office:value-type="float" office:value="4294" table:style-name="ce12">
            <text:p>4.294</text:p>
          </table:table-cell>
          <table:table-cell office:value-type="date" office:date-value="2021-04-17T00:00:00" table:style-name="ce16">
            <text:p>17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70111" table:style-name="ce17">
            <text:p>70.111</text:p>
          </table:table-cell>
          <table:table-cell office:value-type="percentage" office:value="0.81905373831775696" table:style-name="ce14">
            <text:p>81,9%</text:p>
          </table:table-cell>
          <table:table-cell office:value-type="float" office:value="64530" table:style-name="ce12">
            <text:p>64.530</text:p>
          </table:table-cell>
          <table:table-cell office:value-type="float" office:value="5581" table:style-name="ce12">
            <text:p>5.581</text:p>
          </table:table-cell>
          <table:table-cell office:value-type="date" office:date-value="2021-04-18T00:00:00" table:style-name="ce16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8958885" table:style-name="ce19">
            <text:p>8.958.885</text:p>
          </table:table-cell>
          <table:table-cell office:value-type="float" office:value="1372800" table:style-name="ce20">
            <text:p>1.372.800</text:p>
          </table:table-cell>
          <table:table-cell office:value-type="float" office:value="3371400" table:style-name="ce21">
            <text:p>3.371.400</text:p>
          </table:table-cell>
          <table:table-cell office:value-type="float" office:value="13703085" table:style-name="ce22">
            <text:p>13.703.085</text:p>
          </table:table-cell>
          <table:table-cell office:value-type="float" office:value="12853599" table:style-name="ce22">
            <text:p>12.853.599</text:p>
          </table:table-cell>
          <table:table-cell office:value-type="percentage" office:value="0.93800768221170638" table:style-name="ce23">
            <text:p>93,8%</text:p>
          </table:table-cell>
          <table:table-cell office:value-type="float" office:value="9441685" table:style-name="ce22">
            <text:p>9.441.685</text:p>
          </table:table-cell>
          <table:table-cell office:value-type="float" office:value="3411914" table:style-name="ce22">
            <text:p>3.411.914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1160" table:style-name="ce7">
            <text:p>41.160</text:p>
          </table:table-cell>
          <table:table-cell office:value-type="float" office:value="39186" table:style-name="ce7">
            <text:p>39.186</text:p>
          </table:table-cell>
          <table:table-cell office:value-type="percentage" office:value="0.98821156754939854" table:style-name="ce24">
            <text:p>98,8%</text:p>
          </table:table-cell>
          <table:table-cell office:value-type="percentage" office:value="0.94081774747304991" table:style-name="ce24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289" table:style-name="ce25">
            <text:p>18.289</text:p>
          </table:table-cell>
          <table:table-cell office:value-type="float" office:value="17411" table:style-name="ce25">
            <text:p>17.411</text:p>
          </table:table-cell>
          <table:table-cell office:value-type="percentage" office:value="0.99396739130434786" table:style-name="ce26">
            <text:p>99,4%</text:p>
          </table:table-cell>
          <table:table-cell office:value-type="percentage" office:value="0.94625000000000004" table:style-name="ce26">
            <text:p>94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5">
            <text:p>11.755</text:p>
          </table:table-cell>
          <table:table-cell office:value-type="float" office:value="11168" table:style-name="ce25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56" table:style-name="ce25">
            <text:p>5.156</text:p>
          </table:table-cell>
          <table:table-cell office:value-type="float" office:value="4923" table:style-name="ce25">
            <text:p>4.923</text:p>
          </table:table-cell>
          <table:table-cell office:value-type="percentage" office:value="0.93813682678311494" table:style-name="ce26">
            <text:p>93,8%</text:p>
          </table:table-cell>
          <table:table-cell office:value-type="percentage" office:value="0.89574235807860259" table:style-name="ce26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69" table:style-name="ce12">
            <text:p>10.669</text:p>
          </table:table-cell>
          <table:table-cell office:value-type="float" office:value="10669" table:style-name="ce25">
            <text:p>10.669</text:p>
          </table:table-cell>
          <table:table-cell office:value-type="float" office:value="9615" table:style-name="ce25">
            <text:p>9.61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0141637745052061" table:style-name="ce26">
            <text:p>90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12" table:style-name="ce25">
            <text:p>7.112</text:p>
          </table:table-cell>
          <table:table-cell office:value-type="float" office:value="6550" table:style-name="ce25">
            <text:p>6.550</text:p>
          </table:table-cell>
          <table:table-cell office:value-type="percentage" office:value="0.95207496653279788" table:style-name="ce26">
            <text:p>95,2%</text:p>
          </table:table-cell>
          <table:table-cell office:value-type="percentage" office:value="0.87684069611780457" table:style-name="ce26">
            <text:p>87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984" table:style-name="ce25">
            <text:p>45.984</text:p>
          </table:table-cell>
          <table:table-cell office:value-type="float" office:value="44327" table:style-name="ce25">
            <text:p>44.327</text:p>
          </table:table-cell>
          <table:table-cell office:value-type="percentage" office:value="0.99965217391304351" table:style-name="ce26">
            <text:p>100,0%</text:p>
          </table:table-cell>
          <table:table-cell office:value-type="percentage" office:value="0.96363043478260868" table:style-name="ce26">
            <text:p>9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645" table:style-name="ce25">
            <text:p>24.645</text:p>
          </table:table-cell>
          <table:table-cell office:value-type="float" office:value="23182" table:style-name="ce25">
            <text:p>23.182</text:p>
          </table:table-cell>
          <table:table-cell office:value-type="percentage" office:value="0.96397559258390053" table:style-name="ce26">
            <text:p>96,4%</text:p>
          </table:table-cell>
          <table:table-cell office:value-type="percentage" office:value="0.90675115387624183" table:style-name="ce26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5321" table:style-name="ce25">
            <text:p>75.321</text:p>
          </table:table-cell>
          <table:table-cell office:value-type="float" office:value="63820" table:style-name="ce25">
            <text:p>63.820</text:p>
          </table:table-cell>
          <table:table-cell office:value-type="percentage" office:value="0.99566418591124795" table:style-name="ce26">
            <text:p>99,6%</text:p>
          </table:table-cell>
          <table:table-cell office:value-type="percentage" office:value="0.8436330949516847" table:style-name="ce26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605" table:style-name="ce12">
            <text:p>29.605</text:p>
          </table:table-cell>
          <table:table-cell office:value-type="float" office:value="29605" table:style-name="ce25">
            <text:p>29.605</text:p>
          </table:table-cell>
          <table:table-cell office:value-type="float" office:value="27396" table:style-name="ce25">
            <text:p>27.39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2538422563756118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65" table:style-name="ce25">
            <text:p>14.565</text:p>
          </table:table-cell>
          <table:table-cell office:value-type="float" office:value="14079" table:style-name="ce25">
            <text:p>14.079</text:p>
          </table:table-cell>
          <table:table-cell office:value-type="percentage" office:value="0.95658741626165766" table:style-name="ce26">
            <text:p>95,7%</text:p>
          </table:table-cell>
          <table:table-cell office:value-type="percentage" office:value="0.92466833048732433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132" table:style-name="ce25">
            <text:p>23.132</text:p>
          </table:table-cell>
          <table:table-cell office:value-type="float" office:value="22132" table:style-name="ce25">
            <text:p>22.132</text:p>
          </table:table-cell>
          <table:table-cell office:value-type="percentage" office:value="0.97193277310924375" table:style-name="ce26">
            <text:p>97,2%</text:p>
          </table:table-cell>
          <table:table-cell office:value-type="percentage" office:value="0.9299159663865546" table:style-name="ce26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7" table:style-name="ce25">
            <text:p>3.377</text:p>
          </table:table-cell>
          <table:table-cell office:value-type="float" office:value="3258" table:style-name="ce25">
            <text:p>3.258</text:p>
          </table:table-cell>
          <table:table-cell office:value-type="percentage" office:value="0.99616519174041296" table:style-name="ce26">
            <text:p>99,6%</text:p>
          </table:table-cell>
          <table:table-cell office:value-type="percentage" office:value="0.9610619469026549" table:style-name="ce26">
            <text:p>96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456" table:style-name="ce25">
            <text:p>50.456</text:p>
          </table:table-cell>
          <table:table-cell office:value-type="float" office:value="47862" table:style-name="ce25">
            <text:p>47.862</text:p>
          </table:table-cell>
          <table:table-cell office:value-type="percentage" office:value="0.98587311201860139" table:style-name="ce26">
            <text:p>98,6%</text:p>
          </table:table-cell>
          <table:table-cell office:value-type="percentage" office:value="0.93518826081009787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2" table:style-name="ce25">
            <text:p>11.282</text:p>
          </table:table-cell>
          <table:table-cell office:value-type="float" office:value="10763" table:style-name="ce25">
            <text:p>10.763</text:p>
          </table:table-cell>
          <table:table-cell office:value-type="percentage" office:value="0.94926377787126626" table:style-name="ce26">
            <text:p>94,9%</text:p>
          </table:table-cell>
          <table:table-cell office:value-type="percentage" office:value="0.90559528817837609" table:style-name="ce26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77" table:style-name="ce25">
            <text:p>8.077</text:p>
          </table:table-cell>
          <table:table-cell office:value-type="float" office:value="7915" table:style-name="ce25">
            <text:p>7.915</text:p>
          </table:table-cell>
          <table:table-cell office:value-type="percentage" office:value="0.96811698429821402" table:style-name="ce26">
            <text:p>96,8%</text:p>
          </table:table-cell>
          <table:table-cell office:value-type="percentage" office:value="0.9486995085700586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500" table:style-name="ce12">
            <text:p>23.500</text:p>
          </table:table-cell>
          <table:table-cell office:value-type="float" office:value="23293" table:style-name="ce25">
            <text:p>23.293</text:p>
          </table:table-cell>
          <table:table-cell office:value-type="float" office:value="20499" table:style-name="ce25">
            <text:p>20.499</text:p>
          </table:table-cell>
          <table:table-cell office:value-type="percentage" office:value="0.99119148936170209" table:style-name="ce26">
            <text:p>99,1%</text:p>
          </table:table-cell>
          <table:table-cell office:value-type="percentage" office:value="0.87229787234042555" table:style-name="ce26">
            <text:p>87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8484848484848486" table:style-name="ce26">
            <text:p>98,5%</text:p>
          </table:table-cell>
          <table:table-cell office:value-type="percentage" office:value="0.95454545454545459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7" table:style-name="ce25">
            <text:p>317</text:p>
          </table:table-cell>
          <table:table-cell office:value-type="float" office:value="295" table:style-name="ce25">
            <text:p>295</text:p>
          </table:table-cell>
          <table:table-cell office:value-type="percentage" office:value="0.97538461538461541" table:style-name="ce26">
            <text:p>97,5%</text:p>
          </table:table-cell>
          <table:table-cell office:value-type="percentage" office:value="0.90769230769230769" table:style-name="ce26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0300" table:style-name="ce22">
            <text:p>410.300</text:p>
          </table:table-cell>
          <table:table-cell office:value-type="float" office:value="404390" table:style-name="ce22">
            <text:p>404.390</text:p>
          </table:table-cell>
          <table:table-cell office:value-type="float" office:value="374570" table:style-name="ce22">
            <text:p>374.570</text:p>
          </table:table-cell>
          <table:table-cell office:value-type="percentage" office:value="0.98559590543504749" table:style-name="ce23">
            <text:p>98,6%</text:p>
          </table:table-cell>
          <table:table-cell office:value-type="percentage" office:value="0.91291737752863755" table:style-name="ce23">
            <text:p>91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18968" table:style-name="ce42">
            <text:p>418.968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1.013184495884077" table:style-name="ce43">
            <text:p>101,3%</text:p>
          </table:table-cell>
          <table:table-cell office:value-type="float" office:value="350695" table:style-name="ce42">
            <text:p>350.695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53921470645667691" table:style-name="ce43">
            <text:p>53,9%</text:p>
          </table:table-cell>
          <table:table-cell office:value-type="float" office:value="329791" table:style-name="ce42">
            <text:p>329.791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35997607370869522" table:style-name="ce43">
            <text:p>36,0%</text:p>
          </table:table-cell>
          <table:table-cell office:value-type="float" office:value="147611" table:style-name="ce42">
            <text:p>147.611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668660045959711" table:style-name="ce43">
            <text:p>11,7%</text:p>
          </table:table-cell>
          <table:table-cell office:value-type="float" office:value="330905" table:style-name="ce42">
            <text:p>330.905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995782853683199" table:style-name="ce43">
            <text:p>11,0%</text:p>
          </table:table-cell>
          <table:table-cell office:value-type="float" office:value="28825" table:style-name="ce42">
            <text:p>28.825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6057656356356037E-2" table:style-name="ce43">
            <text:p>4,6%</text:p>
          </table:table-cell>
          <table:table-cell office:value-type="float" office:value="275" table:style-name="ce42">
            <text:p>275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5116451646593851E-3" table:style-name="ce43">
            <text:p>0,2%</text:p>
          </table:table-cell>
          <table:table-cell office:value-type="float" office:value="1607070" table:style-name="ce44">
            <text:p>1.607.070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22755898186588255" table:style-name="ce45">
            <text:p>22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8226" table:style-name="ce47">
            <text:p>98.226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94119849808212" table:style-name="ce48">
            <text:p>99,4%</text:p>
          </table:table-cell>
          <table:table-cell office:value-type="float" office:value="53561" table:style-name="ce47">
            <text:p>53.561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0.45026270438401078" table:style-name="ce48">
            <text:p>45,0%</text:p>
          </table:table-cell>
          <table:table-cell office:value-type="float" office:value="45091" table:style-name="ce47">
            <text:p>45.091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28836647118637565" table:style-name="ce48">
            <text:p>28,8%</text:p>
          </table:table-cell>
          <table:table-cell office:value-type="float" office:value="26887" table:style-name="ce47">
            <text:p>26.887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561074516054189" table:style-name="ce48">
            <text:p>13,6%</text:p>
          </table:table-cell>
          <table:table-cell office:value-type="float" office:value="50447" table:style-name="ce47">
            <text:p>50.447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308881979362585" table:style-name="ce48">
            <text:p>11,3%</text:p>
          </table:table-cell>
          <table:table-cell office:value-type="float" office:value="5787" table:style-name="ce47">
            <text:p>5.787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89123121776183E-2" table:style-name="ce48">
            <text:p>6,5%</text:p>
          </table:table-cell>
          <table:table-cell office:value-type="float" office:value="30" table:style-name="ce47">
            <text:p>30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949334820361666E-3" table:style-name="ce48">
            <text:p>0,1%</text:p>
          </table:table-cell>
          <table:table-cell office:value-type="float" office:value="280029" table:style-name="ce49">
            <text:p>280.029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2472085977308601" table:style-name="ce50">
            <text:p>24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6018" table:style-name="ce47">
            <text:p>86.018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7941384100380302" table:style-name="ce48">
            <text:p>97,9%</text:p>
          </table:table-cell>
          <table:table-cell office:value-type="float" office:value="56460" table:style-name="ce47">
            <text:p>56.460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51680106911733747" table:style-name="ce48">
            <text:p>51,7%</text:p>
          </table:table-cell>
          <table:table-cell office:value-type="float" office:value="56770" table:style-name="ce47">
            <text:p>56.770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37934675112928662" table:style-name="ce48">
            <text:p>37,9%</text:p>
          </table:table-cell>
          <table:table-cell office:value-type="float" office:value="22179" table:style-name="ce47">
            <text:p>22.179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3636447477635341" table:style-name="ce48">
            <text:p>13,6%</text:p>
          </table:table-cell>
          <table:table-cell office:value-type="float" office:value="33024" table:style-name="ce47">
            <text:p>33.024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0.10252875704372934" table:style-name="ce48">
            <text:p>10,3%</text:p>
          </table:table-cell>
          <table:table-cell office:value-type="float" office:value="3356" table:style-name="ce47">
            <text:p>3.356</text:p>
          </table:table-cell>
          <table:table-cell office:value-type="float" office:value="54179" table:style-name="ce47">
            <text:p>54.179</text:p>
          </table:table-cell>
          <table:table-cell office:value-type="percentage" office:value="6.1942819173480497E-2" table:style-name="ce48">
            <text:p>6,2%</text:p>
          </table:table-cell>
          <table:table-cell office:value-type="float" office:value="36" table:style-name="ce47">
            <text:p>36</text:p>
          </table:table-cell>
          <table:table-cell office:value-type="float" office:value="15563" table:style-name="ce47">
            <text:p>15.563</text:p>
          </table:table-cell>
          <table:table-cell office:value-type="percentage" office:value="2.3131786930540386E-3" table:style-name="ce48">
            <text:p>0,2%</text:p>
          </table:table-cell>
          <table:table-cell office:value-type="float" office:value="257843" table:style-name="ce49">
            <text:p>257.843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28610788396476289" table:style-name="ce50">
            <text:p>28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8040" table:style-name="ce47">
            <text:p>48.040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6968228977433291" table:style-name="ce48">
            <text:p>97,0%</text:p>
          </table:table-cell>
          <table:table-cell office:value-type="float" office:value="32837" table:style-name="ce47">
            <text:p>32.837</text:p>
          </table:table-cell>
          <table:table-cell office:value-type="float" office:value="80516" table:style-name="ce47">
            <text:p>80.516</text:p>
          </table:table-cell>
          <table:table-cell office:value-type="percentage" office:value="0.4078319837051021" table:style-name="ce48">
            <text:p>40,8%</text:p>
          </table:table-cell>
          <table:table-cell office:value-type="float" office:value="47951" table:style-name="ce47">
            <text:p>47.951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40903003471777943" table:style-name="ce48">
            <text:p>40,9%</text:p>
          </table:table-cell>
          <table:table-cell office:value-type="float" office:value="20803" table:style-name="ce47">
            <text:p>20.803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547271663540355" table:style-name="ce48">
            <text:p>12,5%</text:p>
          </table:table-cell>
          <table:table-cell office:value-type="float" office:value="42812" table:style-name="ce47">
            <text:p>42.812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2256504630926578E-2" table:style-name="ce48">
            <text:p>9,2%</text:p>
          </table:table-cell>
          <table:table-cell office:value-type="float" office:value="3720" table:style-name="ce47">
            <text:p>3.720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3336944745395449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96196" table:style-name="ce49">
            <text:p>196.196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9892545618430485" table:style-name="ce50">
            <text:p>19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83024" table:style-name="ce47">
            <text:p>83.024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92007624451438452" table:style-name="ce48">
            <text:p>92,0%</text:p>
          </table:table-cell>
          <table:table-cell office:value-type="float" office:value="68235" table:style-name="ce47">
            <text:p>68.235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44156188725886714" table:style-name="ce48">
            <text:p>44,2%</text:p>
          </table:table-cell>
          <table:table-cell office:value-type="float" office:value="106397" table:style-name="ce47">
            <text:p>106.397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45257601279499088" table:style-name="ce48">
            <text:p>45,3%</text:p>
          </table:table-cell>
          <table:table-cell office:value-type="float" office:value="29049" table:style-name="ce47">
            <text:p>29.049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8.2875907244259819E-2" table:style-name="ce48">
            <text:p>8,3%</text:p>
          </table:table-cell>
          <table:table-cell office:value-type="float" office:value="67280" table:style-name="ce47">
            <text:p>67.280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8.0825457616489932E-2" table:style-name="ce48">
            <text:p>8,1%</text:p>
          </table:table-cell>
          <table:table-cell office:value-type="float" office:value="5904" table:style-name="ce47">
            <text:p>5.904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602218439404755E-2" table:style-name="ce48">
            <text:p>3,6%</text:p>
          </table:table-cell>
          <table:table-cell office:value-type="float" office:value="43" table:style-name="ce47">
            <text:p>43</text:p>
          </table:table-cell>
          <table:table-cell office:value-type="float" office:value="44352" table:style-name="ce47">
            <text:p>44.352</text:p>
          </table:table-cell>
          <table:table-cell office:value-type="percentage" office:value="9.695165945165945E-4" table:style-name="ce48">
            <text:p>0,1%</text:p>
          </table:table-cell>
          <table:table-cell office:value-type="float" office:value="359932" table:style-name="ce49">
            <text:p>359.932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9237073851717207" table:style-name="ce50">
            <text:p>19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9084" table:style-name="ce47">
            <text:p>39.084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5229277325666395" table:style-name="ce48">
            <text:p>95,2%</text:p>
          </table:table-cell>
          <table:table-cell office:value-type="float" office:value="25998" table:style-name="ce47">
            <text:p>25.998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48991821505295291" table:style-name="ce48">
            <text:p>49,0%</text:p>
          </table:table-cell>
          <table:table-cell office:value-type="float" office:value="17328" table:style-name="ce47">
            <text:p>17.328</text:p>
          </table:table-cell>
          <table:table-cell office:value-type="float" office:value="77345" table:style-name="ce47">
            <text:p>77.345</text:p>
          </table:table-cell>
          <table:table-cell office:value-type="percentage" office:value="0.22403516710841037" table:style-name="ce48">
            <text:p>22,4%</text:p>
          </table:table-cell>
          <table:table-cell office:value-type="float" office:value="11233" table:style-name="ce47">
            <text:p>11.233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486105553332444" table:style-name="ce48">
            <text:p>12,5%</text:p>
          </table:table-cell>
          <table:table-cell office:value-type="float" office:value="22582" table:style-name="ce47">
            <text:p>22.582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625763870655526" table:style-name="ce48">
            <text:p>11,6%</text:p>
          </table:table-cell>
          <table:table-cell office:value-type="float" office:value="1569" table:style-name="ce47">
            <text:p>1.569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911979390296265E-2" table:style-name="ce48">
            <text:p>4,5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117799" table:style-name="ce49">
            <text:p>117.799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2349476648636574" table:style-name="ce50">
            <text:p>23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23310" table:style-name="ce47">
            <text:p>223.310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99844851714902727" table:style-name="ce48">
            <text:p>99,8%</text:p>
          </table:table-cell>
          <table:table-cell office:value-type="float" office:value="96715" table:style-name="ce47">
            <text:p>96.715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39409559512652298" table:style-name="ce48">
            <text:p>39,4%</text:p>
          </table:table-cell>
          <table:table-cell office:value-type="float" office:value="106524" table:style-name="ce47">
            <text:p>106.524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33437652044259591" table:style-name="ce48">
            <text:p>33,4%</text:p>
          </table:table-cell>
          <table:table-cell office:value-type="float" office:value="56178" table:style-name="ce47">
            <text:p>56.178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4738112415557159" table:style-name="ce48">
            <text:p>14,7%</text:p>
          </table:table-cell>
          <table:table-cell office:value-type="float" office:value="88730" table:style-name="ce47">
            <text:p>88.730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2007578320590026" table:style-name="ce48">
            <text:p>12,0%</text:p>
          </table:table-cell>
          <table:table-cell office:value-type="float" office:value="7805" table:style-name="ce47">
            <text:p>7.805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4043012837379348E-2" table:style-name="ce48">
            <text:p>5,4%</text:p>
          </table:table-cell>
          <table:table-cell office:value-type="float" office:value="97" table:style-name="ce47">
            <text:p>97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3842296725985644E-3" table:style-name="ce48">
            <text:p>0,2%</text:p>
          </table:table-cell>
          <table:table-cell office:value-type="float" office:value="579359" table:style-name="ce49">
            <text:p>579.359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7682472849523121" table:style-name="ce50">
            <text:p>27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33081" table:style-name="ce47">
            <text:p>133.081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8437060816308419" table:style-name="ce48">
            <text:p>98,4%</text:p>
          </table:table-cell>
          <table:table-cell office:value-type="float" office:value="57145" table:style-name="ce47">
            <text:p>57.145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0.35917436094053462" table:style-name="ce48">
            <text:p>35,9%</text:p>
          </table:table-cell>
          <table:table-cell office:value-type="float" office:value="78580" table:style-name="ce47">
            <text:p>78.580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35972606251487793" table:style-name="ce48">
            <text:p>36,0%</text:p>
          </table:table-cell>
          <table:table-cell office:value-type="float" office:value="45532" table:style-name="ce47">
            <text:p>45.532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808213920995975" table:style-name="ce48">
            <text:p>14,8%</text:p>
          </table:table-cell>
          <table:table-cell office:value-type="float" office:value="75235" table:style-name="ce47">
            <text:p>75.235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628439038517232" table:style-name="ce48">
            <text:p>10,6%</text:p>
          </table:table-cell>
          <table:table-cell office:value-type="float" office:value="6110" table:style-name="ce47">
            <text:p>6.110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4.0864645059457722E-2" table:style-name="ce48">
            <text:p>4,1%</text:p>
          </table:table-cell>
          <table:table-cell office:value-type="float" office:value="94" table:style-name="ce47">
            <text:p>94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2188650741195356E-3" table:style-name="ce48">
            <text:p>0,2%</text:p>
          </table:table-cell>
          <table:table-cell office:value-type="float" office:value="395777" table:style-name="ce49">
            <text:p>395.777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23010772318490386" table:style-name="ce50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36707" table:style-name="ce47">
            <text:p>436.707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7654496015170078" table:style-name="ce48">
            <text:p>97,7%</text:p>
          </table:table-cell>
          <table:table-cell office:value-type="float" office:value="265974" table:style-name="ce47">
            <text:p>265.974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4186641733250222" table:style-name="ce48">
            <text:p>41,9%</text:p>
          </table:table-cell>
          <table:table-cell office:value-type="float" office:value="405818" table:style-name="ce47">
            <text:p>405.818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48451021031920383" table:style-name="ce48">
            <text:p>48,5%</text:p>
          </table:table-cell>
          <table:table-cell office:value-type="float" office:value="133913" table:style-name="ce47">
            <text:p>133.913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2265566322885563" table:style-name="ce48">
            <text:p>12,3%</text:p>
          </table:table-cell>
          <table:table-cell office:value-type="float" office:value="294581" table:style-name="ce47">
            <text:p>294.581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507143249491908" table:style-name="ce48">
            <text:p>10,5%</text:p>
          </table:table-cell>
          <table:table-cell office:value-type="float" office:value="35741" table:style-name="ce47">
            <text:p>35.741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4245860266467253E-2" table:style-name="ce48">
            <text:p>6,4%</text:p>
          </table:table-cell>
          <table:table-cell office:value-type="float" office:value="326" table:style-name="ce47">
            <text:p>326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2.0392333483460943E-3" table:style-name="ce48">
            <text:p>0,2%</text:p>
          </table:table-cell>
          <table:table-cell office:value-type="float" office:value="1573060" table:style-name="ce49">
            <text:p>1.573.060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24083624709070806" table:style-name="ce50">
            <text:p>24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85783" table:style-name="ce47">
            <text:p>285.783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334573700597762" table:style-name="ce48">
            <text:p>103,3%</text:p>
          </table:table-cell>
          <table:table-cell office:value-type="float" office:value="199939" table:style-name="ce47">
            <text:p>199.939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45662560350064635" table:style-name="ce48">
            <text:p>45,7%</text:p>
          </table:table-cell>
          <table:table-cell office:value-type="float" office:value="168119" table:style-name="ce47">
            <text:p>168.119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28949697620917192" table:style-name="ce48">
            <text:p>28,9%</text:p>
          </table:table-cell>
          <table:table-cell office:value-type="float" office:value="90480" table:style-name="ce47">
            <text:p>90.480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2026573303878331" table:style-name="ce48">
            <text:p>12,0%</text:p>
          </table:table-cell>
          <table:table-cell office:value-type="float" office:value="200265" table:style-name="ce47">
            <text:p>200.265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340245882284324" table:style-name="ce48">
            <text:p>11,3%</text:p>
          </table:table-cell>
          <table:table-cell office:value-type="float" office:value="17581" table:style-name="ce47">
            <text:p>17.581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827964425197116E-2" table:style-name="ce48">
            <text:p>5,0%</text:p>
          </table:table-cell>
          <table:table-cell office:value-type="float" office:value="117" table:style-name="ce47">
            <text:p>117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1353821968189889E-3" table:style-name="ce48">
            <text:p>0,1%</text:p>
          </table:table-cell>
          <table:table-cell office:value-type="float" office:value="962284" table:style-name="ce49">
            <text:p>962.284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22539593680938702" table:style-name="ce50">
            <text:p>22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6367" table:style-name="ce47">
            <text:p>76.367</text:p>
          </table:table-cell>
          <table:table-cell office:value-type="float" office:value="76005" table:style-name="ce47">
            <text:p>76.005</text:p>
          </table:table-cell>
          <table:table-cell office:value-type="percentage" office:value="1.0047628445497008" table:style-name="ce48">
            <text:p>100,5%</text:p>
          </table:table-cell>
          <table:table-cell office:value-type="float" office:value="52744" table:style-name="ce47">
            <text:p>52.744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57407810527232361" table:style-name="ce48">
            <text:p>57,4%</text:p>
          </table:table-cell>
          <table:table-cell office:value-type="float" office:value="53764" table:style-name="ce47">
            <text:p>53.764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42909247627636737" table:style-name="ce48">
            <text:p>42,9%</text:p>
          </table:table-cell>
          <table:table-cell office:value-type="float" office:value="23473" table:style-name="ce47">
            <text:p>23.473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871619704992436" table:style-name="ce48">
            <text:p>13,9%</text:p>
          </table:table-cell>
          <table:table-cell office:value-type="float" office:value="42436" table:style-name="ce47">
            <text:p>42.436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2063289915799169" table:style-name="ce48">
            <text:p>12,1%</text:p>
          </table:table-cell>
          <table:table-cell office:value-type="float" office:value="2242" table:style-name="ce47">
            <text:p>2.242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9465881610766482E-2" table:style-name="ce48">
            <text:p>2,9%</text:p>
          </table:table-cell>
          <table:table-cell office:value-type="float" office:value="50" table:style-name="ce47">
            <text:p>50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3862931322483653E-3" table:style-name="ce48">
            <text:p>0,2%</text:p>
          </table:table-cell>
          <table:table-cell office:value-type="float" office:value="251076" table:style-name="ce49">
            <text:p>251.076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7554040603020369" table:style-name="ce50">
            <text:p>2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24039" table:style-name="ce47">
            <text:p>224.039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561975569990866" table:style-name="ce48">
            <text:p>95,6%</text:p>
          </table:table-cell>
          <table:table-cell office:value-type="float" office:value="154014" table:style-name="ce47">
            <text:p>154.014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53151897074150511" table:style-name="ce48">
            <text:p>53,2%</text:p>
          </table:table-cell>
          <table:table-cell office:value-type="float" office:value="103846" table:style-name="ce47">
            <text:p>103.846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29933098317513485" table:style-name="ce48">
            <text:p>29,9%</text:p>
          </table:table-cell>
          <table:table-cell office:value-type="float" office:value="66007" table:style-name="ce47">
            <text:p>66.007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6262327877818814" table:style-name="ce48">
            <text:p>16,3%</text:p>
          </table:table-cell>
          <table:table-cell office:value-type="float" office:value="96574" table:style-name="ce47">
            <text:p>96.574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863168219715547" table:style-name="ce48">
            <text:p>10,9%</text:p>
          </table:table-cell>
          <table:table-cell office:value-type="float" office:value="5113" table:style-name="ce47">
            <text:p>5.113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3474090804936331E-2" table:style-name="ce48">
            <text:p>3,3%</text:p>
          </table:table-cell>
          <table:table-cell office:value-type="float" office:value="10" table:style-name="ce47">
            <text:p>10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2720043622483755E-4" table:style-name="ce48">
            <text:p>0,0%</text:p>
          </table:table-cell>
          <table:table-cell office:value-type="float" office:value="649603" table:style-name="ce49">
            <text:p>649.603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27494759047388878" table:style-name="ce50">
            <text:p>2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2391" table:style-name="ce47">
            <text:p>22.391</text:p>
          </table:table-cell>
          <table:table-cell office:value-type="float" office:value="22207" table:style-name="ce47">
            <text:p>22.207</text:p>
          </table:table-cell>
          <table:table-cell office:value-type="percentage" office:value="1.0082856756878462" table:style-name="ce48">
            <text:p>100,8%</text:p>
          </table:table-cell>
          <table:table-cell office:value-type="float" office:value="11219" table:style-name="ce47">
            <text:p>11.219</text:p>
          </table:table-cell>
          <table:table-cell office:value-type="float" office:value="28125" table:style-name="ce47">
            <text:p>28.125</text:p>
          </table:table-cell>
          <table:table-cell office:value-type="percentage" office:value="0.3988977777777778" table:style-name="ce48">
            <text:p>39,9%</text:p>
          </table:table-cell>
          <table:table-cell office:value-type="float" office:value="15431" table:style-name="ce47">
            <text:p>15.431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40911501140039236" table:style-name="ce48">
            <text:p>40,9%</text:p>
          </table:table-cell>
          <table:table-cell office:value-type="float" office:value="6754" table:style-name="ce47">
            <text:p>6.754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417002349781806" table:style-name="ce48">
            <text:p>14,2%</text:p>
          </table:table-cell>
          <table:table-cell office:value-type="float" office:value="13065" table:style-name="ce47">
            <text:p>13.065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2140162426359903" table:style-name="ce48">
            <text:p>12,1%</text:p>
          </table:table-cell>
          <table:table-cell office:value-type="float" office:value="1284" table:style-name="ce47">
            <text:p>1.28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6.0651865847897966E-2" table:style-name="ce48">
            <text:p>6,1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70153" table:style-name="ce49">
            <text:p>70.153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5906982584161781" table:style-name="ce50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353659" table:style-name="ce47">
            <text:p>353.659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97126512542499488" table:style-name="ce48">
            <text:p>97,1%</text:p>
          </table:table-cell>
          <table:table-cell office:value-type="float" office:value="184699" table:style-name="ce47">
            <text:p>184.699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0.35108471889309822" table:style-name="ce48">
            <text:p>35,1%</text:p>
          </table:table-cell>
          <table:table-cell office:value-type="float" office:value="285808" table:style-name="ce47">
            <text:p>285.808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40636805564441941" table:style-name="ce48">
            <text:p>40,6%</text:p>
          </table:table-cell>
          <table:table-cell office:value-type="float" office:value="107986" table:style-name="ce47">
            <text:p>107.986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1100728528356273" table:style-name="ce48">
            <text:p>11,1%</text:p>
          </table:table-cell>
          <table:table-cell office:value-type="float" office:value="271567" table:style-name="ce47">
            <text:p>271.567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803317928645678" table:style-name="ce48">
            <text:p>10,8%</text:p>
          </table:table-cell>
          <table:table-cell office:value-type="float" office:value="22698" table:style-name="ce47">
            <text:p>22.698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7315495001209046E-2" table:style-name="ce48">
            <text:p>4,7%</text:p>
          </table:table-cell>
          <table:table-cell office:value-type="float" office:value="169" table:style-name="ce47">
            <text:p>169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1.2439184166169836E-3" table:style-name="ce48">
            <text:p>0,1%</text:p>
          </table:table-cell>
          <table:table-cell office:value-type="float" office:value="1226586" table:style-name="ce49">
            <text:p>1.226.586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21535589697562496" table:style-name="ce50">
            <text:p>21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8423" table:style-name="ce47">
            <text:p>68.423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8067965200441443" table:style-name="ce48">
            <text:p>98,1%</text:p>
          </table:table-cell>
          <table:table-cell office:value-type="float" office:value="37406" table:style-name="ce47">
            <text:p>37.406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0.36352151138495031" table:style-name="ce48">
            <text:p>36,4%</text:p>
          </table:table-cell>
          <table:table-cell office:value-type="float" office:value="35921" table:style-name="ce47">
            <text:p>35.921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2445119087326168" table:style-name="ce48">
            <text:p>24,5%</text:p>
          </table:table-cell>
          <table:table-cell office:value-type="float" office:value="25252" table:style-name="ce47">
            <text:p>25.252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841167423190907" table:style-name="ce48">
            <text:p>11,8%</text:p>
          </table:table-cell>
          <table:table-cell office:value-type="float" office:value="58327" table:style-name="ce47">
            <text:p>58.327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80573771235249" table:style-name="ce48">
            <text:p>10,6%</text:p>
          </table:table-cell>
          <table:table-cell office:value-type="float" office:value="7038" table:style-name="ce47">
            <text:p>7.038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308822166229867E-2" table:style-name="ce48">
            <text:p>5,9%</text:p>
          </table:table-cell>
          <table:table-cell office:value-type="float" office:value="105" table:style-name="ce47">
            <text:p>105</text:p>
          </table:table-cell>
          <table:table-cell office:value-type="float" office:value="34712" table:style-name="ce47">
            <text:p>34.712</text:p>
          </table:table-cell>
          <table:table-cell office:value-type="percentage" office:value="3.0248905277713758E-3" table:style-name="ce48">
            <text:p>0,3%</text:p>
          </table:table-cell>
          <table:table-cell office:value-type="float" office:value="232472" table:style-name="ce49">
            <text:p>232.472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8785934953239611" table:style-name="ce50">
            <text:p>18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40534" table:style-name="ce47">
            <text:p>40.534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846475246562697" table:style-name="ce48">
            <text:p>98,5%</text:p>
          </table:table-cell>
          <table:table-cell office:value-type="float" office:value="23992" table:style-name="ce47">
            <text:p>23.992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43002581015199309" table:style-name="ce48">
            <text:p>43,0%</text:p>
          </table:table-cell>
          <table:table-cell office:value-type="float" office:value="26376" table:style-name="ce47">
            <text:p>26.376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35718541790802233" table:style-name="ce48">
            <text:p>35,7%</text:p>
          </table:table-cell>
          <table:table-cell office:value-type="float" office:value="13530" table:style-name="ce47">
            <text:p>13.530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992595197220095" table:style-name="ce48">
            <text:p>14,0%</text:p>
          </table:table-cell>
          <table:table-cell office:value-type="float" office:value="26042" table:style-name="ce47">
            <text:p>26.042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676560790573381" table:style-name="ce48">
            <text:p>11,7%</text:p>
          </table:table-cell>
          <table:table-cell office:value-type="float" office:value="3277" table:style-name="ce47">
            <text:p>3.277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7560045356148846E-2" table:style-name="ce48">
            <text:p>6,8%</text:p>
          </table:table-cell>
          <table:table-cell office:value-type="float" office:value="5" table:style-name="ce47">
            <text:p>5</text:p>
          </table:table-cell>
          <table:table-cell office:value-type="float" office:value="13906" table:style-name="ce47">
            <text:p>13.906</text:p>
          </table:table-cell>
          <table:table-cell office:value-type="percentage" office:value="3.5955702574428305E-4" table:style-name="ce48">
            <text:p>0,0%</text:p>
          </table:table-cell>
          <table:table-cell office:value-type="float" office:value="133756" table:style-name="ce49">
            <text:p>133.756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2419018510313147" table:style-name="ce50">
            <text:p>24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52376" table:style-name="ce47">
            <text:p>152.376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96471035137701799" table:style-name="ce48">
            <text:p>96,5%</text:p>
          </table:table-cell>
          <table:table-cell office:value-type="float" office:value="59003" table:style-name="ce47">
            <text:p>59.003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0.27690408811672557" table:style-name="ce48">
            <text:p>27,7%</text:p>
          </table:table-cell>
          <table:table-cell office:value-type="float" office:value="91861" table:style-name="ce47">
            <text:p>91.861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32793562735837267" table:style-name="ce48">
            <text:p>32,8%</text:p>
          </table:table-cell>
          <table:table-cell office:value-type="float" office:value="50065" table:style-name="ce47">
            <text:p>50.065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72599617032917" table:style-name="ce48">
            <text:p>14,7%</text:p>
          </table:table-cell>
          <table:table-cell office:value-type="float" office:value="92950" table:style-name="ce47">
            <text:p>92.950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823360451625096" table:style-name="ce48">
            <text:p>12,8%</text:p>
          </table:table-cell>
          <table:table-cell office:value-type="float" office:value="11906" table:style-name="ce47">
            <text:p>11.906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4847102755784873E-2" table:style-name="ce48">
            <text:p>8,5%</text:p>
          </table:table-cell>
          <table:table-cell office:value-type="float" office:value="8" table:style-name="ce47">
            <text:p>8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9127773527161438E-4" table:style-name="ce48">
            <text:p>0,0%</text:p>
          </table:table-cell>
          <table:table-cell office:value-type="float" office:value="458169" table:style-name="ce49">
            <text:p>458.169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2413800370155148" table:style-name="ce50">
            <text:p>24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245" table:style-name="ce47">
            <text:p>2.245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6180422264875245" table:style-name="ce48">
            <text:p>86,2%</text:p>
          </table:table-cell>
          <table:table-cell office:value-type="float" office:value="3322" table:style-name="ce47">
            <text:p>3.322</text:p>
          </table:table-cell>
          <table:table-cell office:value-type="float" office:value="4318" table:style-name="ce47">
            <text:p>4.318</text:p>
          </table:table-cell>
          <table:table-cell office:value-type="percentage" office:value="0.7693376563223715" table:style-name="ce48">
            <text:p>76,9%</text:p>
          </table:table-cell>
          <table:table-cell office:value-type="float" office:value="2810" table:style-name="ce47">
            <text:p>2.810</text:p>
          </table:table-cell>
          <table:table-cell office:value-type="float" office:value="7857" table:style-name="ce47">
            <text:p>7.857</text:p>
          </table:table-cell>
          <table:table-cell office:value-type="percentage" office:value="0.35764286623393154" table:style-name="ce48">
            <text:p>35,8%</text:p>
          </table:table-cell>
          <table:table-cell office:value-type="float" office:value="1824" table:style-name="ce47">
            <text:p>1.824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784008307372793" table:style-name="ce48">
            <text:p>15,8%</text:p>
          </table:table-cell>
          <table:table-cell office:value-type="float" office:value="3572" table:style-name="ce47">
            <text:p>3.572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880529501762789" table:style-name="ce48">
            <text:p>11,9%</text:p>
          </table:table-cell>
          <table:table-cell office:value-type="float" office:value="297" table:style-name="ce47">
            <text:p>297</text:p>
          </table:table-cell>
          <table:table-cell office:value-type="float" office:value="7581" table:style-name="ce47">
            <text:p>7.581</text:p>
          </table:table-cell>
          <table:table-cell office:value-type="percentage" office:value="3.9176889592402057E-2" table:style-name="ce48">
            <text:p>3,9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4070" table:style-name="ce49">
            <text:p>14.070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21267269264488045" table:style-name="ce50">
            <text:p>21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716" table:style-name="ce47">
            <text:p>1.716</text:p>
          </table:table-cell>
          <table:table-cell office:value-type="float" office:value="2349" table:style-name="ce47">
            <text:p>2.349</text:p>
          </table:table-cell>
          <table:table-cell office:value-type="percentage" office:value="0.73052362707535123" table:style-name="ce48">
            <text:p>73,1%</text:p>
          </table:table-cell>
          <table:table-cell office:value-type="float" office:value="2594" table:style-name="ce47">
            <text:p>2.594</text:p>
          </table:table-cell>
          <table:table-cell office:value-type="float" office:value="3748" table:style-name="ce47">
            <text:p>3.748</text:p>
          </table:table-cell>
          <table:table-cell office:value-type="percentage" office:value="0.69210245464247599" table:style-name="ce48">
            <text:p>69,2%</text:p>
          </table:table-cell>
          <table:table-cell office:value-type="float" office:value="2611" table:style-name="ce47">
            <text:p>2.611</text:p>
          </table:table-cell>
          <table:table-cell office:value-type="float" office:value="7827" table:style-name="ce47">
            <text:p>7.827</text:p>
          </table:table-cell>
          <table:table-cell office:value-type="percentage" office:value="0.33358885907755204" table:style-name="ce48">
            <text:p>33,4%</text:p>
          </table:table-cell>
          <table:table-cell office:value-type="float" office:value="1550" table:style-name="ce47">
            <text:p>1.550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718028144083547" table:style-name="ce48">
            <text:p>13,7%</text:p>
          </table:table-cell>
          <table:table-cell office:value-type="float" office:value="3250" table:style-name="ce47">
            <text:p>3.250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799136069114471" table:style-name="ce48">
            <text:p>10,8%</text:p>
          </table:table-cell>
          <table:table-cell office:value-type="float" office:value="194" table:style-name="ce47">
            <text:p>194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727272727272728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1921" table:style-name="ce49">
            <text:p>11.921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8013539242648616" table:style-name="ce50">
            <text:p>18,0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26" table:style-name="ce52">
            <text:p>2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9" table:style-name="ce52">
            <text:p>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2853" table:style-name="ce52">
            <text:p>2.85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848" table:style-name="ce52">
            <text:p>7.84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507" table:style-name="ce52">
            <text:p>47.50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287" table:style-name="ce52">
            <text:p>6.28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4530" table:style-name="ce54">
            <text:p>64.530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794017" table:style-name="ce58">
            <text:p>2.794.017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8588332350043617" table:style-name="ce59">
            <text:p>98,6%</text:p>
          </table:table-cell>
          <table:table-cell office:value-type="float" office:value="1736561" table:style-name="ce58">
            <text:p>1.736.561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43852052186275658" table:style-name="ce59">
            <text:p>43,9%</text:p>
          </table:table-cell>
          <table:table-cell office:value-type="float" office:value="1983650" table:style-name="ce58">
            <text:p>1.983.650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37167982078274142" table:style-name="ce59">
            <text:p>37,2%</text:p>
          </table:table-cell>
          <table:table-cell office:value-type="float" office:value="888154" table:style-name="ce58">
            <text:p>888.154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627831065504616" table:style-name="ce59">
            <text:p>12,6%</text:p>
          </table:table-cell>
          <table:table-cell office:value-type="float" office:value="1861151" table:style-name="ce58">
            <text:p>1.861.151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1140538795589375" table:style-name="ce59">
            <text:p>11,1%</text:p>
          </table:table-cell>
          <table:table-cell office:value-type="float" office:value="176734" table:style-name="ce58">
            <text:p>176.734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3389134939170149E-2" table:style-name="ce59">
            <text:p>5,3%</text:p>
          </table:table-cell>
          <table:table-cell office:value-type="float" office:value="1418" table:style-name="ce58">
            <text:p>1.418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4941272789919171E-3" table:style-name="ce59">
            <text:p>0,1%</text:p>
          </table:table-cell>
          <table:table-cell office:value-type="float" office:value="9441685" table:style-name="ce58">
            <text:p>9.441.685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23527851680976805" table:style-name="ce59">
            <text:p>23,5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309542" table:style-name="ce42">
            <text:p>309.542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74856111976320139" table:style-name="ce43">
            <text:p>74,9%</text:p>
          </table:table-cell>
          <table:table-cell office:value-type="float" office:value="17710" table:style-name="ce42">
            <text:p>17.710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7230192763933757E-2" table:style-name="ce43">
            <text:p>2,7%</text:p>
          </table:table-cell>
          <table:table-cell office:value-type="float" office:value="43680" table:style-name="ce42">
            <text:p>43.680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7677938147480697E-2" table:style-name="ce43">
            <text:p>4,8%</text:p>
          </table:table-cell>
          <table:table-cell office:value-type="float" office:value="72852" table:style-name="ce42">
            <text:p>72.852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7589557801807245E-2" table:style-name="ce43">
            <text:p>5,8%</text:p>
          </table:table-cell>
          <table:table-cell office:value-type="float" office:value="135690" table:style-name="ce42">
            <text:p>135.690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5089006676123762E-2" table:style-name="ce43">
            <text:p>4,5%</text:p>
          </table:table-cell>
          <table:table-cell office:value-type="float" office:value="12578" table:style-name="ce42">
            <text:p>12.578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2.0097595894197615E-2" table:style-name="ce43">
            <text:p>2,0%</text:p>
          </table:table-cell>
          <table:table-cell office:value-type="float" office:value="121" table:style-name="ce42">
            <text:p>121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6.651238724501295E-4" table:style-name="ce43">
            <text:p>0,1%</text:p>
          </table:table-cell>
          <table:table-cell office:value-type="float" office:value="592173" table:style-name="ce44">
            <text:p>592.173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8.3850911888383992E-2" table:style-name="ce45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60842" table:style-name="ce47">
            <text:p>60.842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61576608944710398" table:style-name="ce48">
            <text:p>61,6%</text:p>
          </table:table-cell>
          <table:table-cell office:value-type="float" office:value="3407" table:style-name="ce47">
            <text:p>3.407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864108276238914E-2" table:style-name="ce48">
            <text:p>2,9%</text:p>
          </table:table-cell>
          <table:table-cell office:value-type="float" office:value="9658" table:style-name="ce47">
            <text:p>9.658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1764950405136632E-2" table:style-name="ce48">
            <text:p>6,2%</text:p>
          </table:table-cell>
          <table:table-cell office:value-type="float" office:value="14232" table:style-name="ce47">
            <text:p>14.232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782353000514457E-2" table:style-name="ce48">
            <text:p>7,2%</text:p>
          </table:table-cell>
          <table:table-cell office:value-type="float" office:value="21898" table:style-name="ce47">
            <text:p>21.898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9089519215033975E-2" table:style-name="ce48">
            <text:p>4,9%</text:p>
          </table:table-cell>
          <table:table-cell office:value-type="float" office:value="1468" table:style-name="ce47">
            <text:p>1.468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461089930477686E-2" table:style-name="ce48">
            <text:p>1,6%</text:p>
          </table:table-cell>
          <table:table-cell office:value-type="float" office:value="26" table:style-name="ce47">
            <text:p>26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0356090177646778E-3" table:style-name="ce48">
            <text:p>0,1%</text:p>
          </table:table-cell>
          <table:table-cell office:value-type="float" office:value="111531" table:style-name="ce49">
            <text:p>111.531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9.8459167134548761E-2" table:style-name="ce50">
            <text:p>9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60656" table:style-name="ce47">
            <text:p>60.656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69063830756268074" table:style-name="ce48">
            <text:p>69,1%</text:p>
          </table:table-cell>
          <table:table-cell office:value-type="float" office:value="4020" table:style-name="ce47">
            <text:p>4.020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6796675484443792E-2" table:style-name="ce48">
            <text:p>3,7%</text:p>
          </table:table-cell>
          <table:table-cell office:value-type="float" office:value="10630" table:style-name="ce47">
            <text:p>10.630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7.1031459653061776E-2" table:style-name="ce48">
            <text:p>7,1%</text:p>
          </table:table-cell>
          <table:table-cell office:value-type="float" office:value="14155" table:style-name="ce47">
            <text:p>14.155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7030034738233578E-2" table:style-name="ce48">
            <text:p>8,7%</text:p>
          </table:table-cell>
          <table:table-cell office:value-type="float" office:value="21878" table:style-name="ce47">
            <text:p>21.878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7924059671835943E-2" table:style-name="ce48">
            <text:p>6,8%</text:p>
          </table:table-cell>
          <table:table-cell office:value-type="float" office:value="2439" table:style-name="ce47">
            <text:p>2.439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5017442182395395E-2" table:style-name="ce48">
            <text:p>4,5%</text:p>
          </table:table-cell>
          <table:table-cell office:value-type="float" office:value="28" table:style-name="ce47">
            <text:p>28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7991389834864744E-3" table:style-name="ce48">
            <text:p>0,2%</text:p>
          </table:table-cell>
          <table:table-cell office:value-type="float" office:value="113806" table:style-name="ce49">
            <text:p>113.806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2628147299904904" table:style-name="ce50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29079" table:style-name="ce47">
            <text:p>29.079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58695652173913049" table:style-name="ce48">
            <text:p>58,7%</text:p>
          </table:table-cell>
          <table:table-cell office:value-type="float" office:value="2292" table:style-name="ce47">
            <text:p>2.292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8466391773063739E-2" table:style-name="ce48">
            <text:p>2,8%</text:p>
          </table:table-cell>
          <table:table-cell office:value-type="float" office:value="5138" table:style-name="ce47">
            <text:p>5.138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3827997713915261E-2" table:style-name="ce48">
            <text:p>4,4%</text:p>
          </table:table-cell>
          <table:table-cell office:value-type="float" office:value="7805" table:style-name="ce47">
            <text:p>7.805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7075640693136786E-2" table:style-name="ce48">
            <text:p>4,7%</text:p>
          </table:table-cell>
          <table:table-cell office:value-type="float" office:value="18066" table:style-name="ce47">
            <text:p>18.066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8930814086291683E-2" table:style-name="ce48">
            <text:p>3,9%</text:p>
          </table:table-cell>
          <table:table-cell office:value-type="float" office:value="1314" table:style-name="ce47">
            <text:p>1.314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5307727256841297E-2" table:style-name="ce48">
            <text:p>1,5%</text:p>
          </table:table-cell>
          <table:table-cell office:value-type="float" office:value="31" table:style-name="ce47">
            <text:p>31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3304721030042918E-3" table:style-name="ce48">
            <text:p>0,1%</text:p>
          </table:table-cell>
          <table:table-cell office:value-type="float" office:value="63725" table:style-name="ce49">
            <text:p>63.725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6.4611534869950596E-2" table:style-name="ce50">
            <text:p>6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41689" table:style-name="ce47">
            <text:p>41.689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6199964537435168" table:style-name="ce48">
            <text:p>46,2%</text:p>
          </table:table-cell>
          <table:table-cell office:value-type="float" office:value="14438" table:style-name="ce47">
            <text:p>14.438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9.3431091496204641E-2" table:style-name="ce48">
            <text:p>9,3%</text:p>
          </table:table-cell>
          <table:table-cell office:value-type="float" office:value="9665" table:style-name="ce47">
            <text:p>9.665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1111564834192572E-2" table:style-name="ce48">
            <text:p>4,1%</text:p>
          </table:table-cell>
          <table:table-cell office:value-type="float" office:value="17397" table:style-name="ce47">
            <text:p>17.397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63310813895102E-2" table:style-name="ce48">
            <text:p>5,0%</text:p>
          </table:table-cell>
          <table:table-cell office:value-type="float" office:value="34945" table:style-name="ce47">
            <text:p>34.945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98046397753033E-2" table:style-name="ce48">
            <text:p>4,2%</text:p>
          </table:table-cell>
          <table:table-cell office:value-type="float" office:value="2435" table:style-name="ce47">
            <text:p>2.435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856710535146644E-2" table:style-name="ce48">
            <text:p>1,5%</text:p>
          </table:table-cell>
          <table:table-cell office:value-type="float" office:value="23" table:style-name="ce47">
            <text:p>23</text:p>
          </table:table-cell>
          <table:table-cell office:value-type="float" office:value="44352" table:style-name="ce47">
            <text:p>44.352</text:p>
          </table:table-cell>
          <table:table-cell office:value-type="percentage" office:value="5.1857864357864362E-4" table:style-name="ce48">
            <text:p>0,1%</text:p>
          </table:table-cell>
          <table:table-cell office:value-type="float" office:value="120592" table:style-name="ce49">
            <text:p>120.592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4452096782900148E-2" table:style-name="ce50">
            <text:p>6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6373" table:style-name="ce47">
            <text:p>26.373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64258564397446516" table:style-name="ce48">
            <text:p>64,3%</text:p>
          </table:table-cell>
          <table:table-cell office:value-type="float" office:value="1731" table:style-name="ce47">
            <text:p>1.731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2619756529604645E-2" table:style-name="ce48">
            <text:p>3,3%</text:p>
          </table:table-cell>
          <table:table-cell office:value-type="float" office:value="3776" table:style-name="ce47">
            <text:p>3.776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820221087335962E-2" table:style-name="ce48">
            <text:p>4,9%</text:p>
          </table:table-cell>
          <table:table-cell office:value-type="float" office:value="5629" table:style-name="ce47">
            <text:p>5.629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2569472233337781E-2" table:style-name="ce48">
            <text:p>6,3%</text:p>
          </table:table-cell>
          <table:table-cell office:value-type="float" office:value="10694" table:style-name="ce47">
            <text:p>10.694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5055317878305816E-2" table:style-name="ce48">
            <text:p>5,5%</text:p>
          </table:table-cell>
          <table:table-cell office:value-type="float" office:value="622" table:style-name="ce47">
            <text:p>622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804494060397882E-2" table:style-name="ce48">
            <text:p>1,8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48830" table:style-name="ce49">
            <text:p>48.830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9.7390423308282667E-2" table:style-name="ce50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44888" table:style-name="ce47">
            <text:p>144.888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64781339282919825" table:style-name="ce48">
            <text:p>64,8%</text:p>
          </table:table-cell>
          <table:table-cell office:value-type="float" office:value="10277" table:style-name="ce47">
            <text:p>10.277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4.1876859133694634E-2" table:style-name="ce48">
            <text:p>4,2%</text:p>
          </table:table-cell>
          <table:table-cell office:value-type="float" office:value="20443" table:style-name="ce47">
            <text:p>20.443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4170132621831591E-2" table:style-name="ce48">
            <text:p>6,4%</text:p>
          </table:table-cell>
          <table:table-cell office:value-type="float" office:value="30383" table:style-name="ce47">
            <text:p>30.383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9708795172820882E-2" table:style-name="ce48">
            <text:p>8,0%</text:p>
          </table:table-cell>
          <table:table-cell office:value-type="float" office:value="42654" table:style-name="ce47">
            <text:p>42.654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7722444008390286E-2" table:style-name="ce48">
            <text:p>5,8%</text:p>
          </table:table-cell>
          <table:table-cell office:value-type="float" office:value="2704" table:style-name="ce47">
            <text:p>2.704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72290925205301E-2" table:style-name="ce48">
            <text:p>1,9%</text:p>
          </table:table-cell>
          <table:table-cell office:value-type="float" office:value="88" table:style-name="ce47">
            <text:p>88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1630124864811719E-3" table:style-name="ce48">
            <text:p>0,2%</text:p>
          </table:table-cell>
          <table:table-cell office:value-type="float" office:value="251437" table:style-name="ce49">
            <text:p>251.437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2013963580207686" table:style-name="ce50">
            <text:p>12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84811" table:style-name="ce47">
            <text:p>84.811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62732813586401759" table:style-name="ce48">
            <text:p>62,7%</text:p>
          </table:table-cell>
          <table:table-cell office:value-type="float" office:value="6016" table:style-name="ce47">
            <text:p>6.016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7812458752616261E-2" table:style-name="ce48">
            <text:p>3,8%</text:p>
          </table:table-cell>
          <table:table-cell office:value-type="float" office:value="14022" table:style-name="ce47">
            <text:p>14.022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4190364578564751E-2" table:style-name="ce48">
            <text:p>6,4%</text:p>
          </table:table-cell>
          <table:table-cell office:value-type="float" office:value="22764" table:style-name="ce47">
            <text:p>22.764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403456507457444E-2" table:style-name="ce48">
            <text:p>7,4%</text:p>
          </table:table-cell>
          <table:table-cell office:value-type="float" office:value="35337" table:style-name="ce47">
            <text:p>35.337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9920535695365642E-2" table:style-name="ce48">
            <text:p>5,0%</text:p>
          </table:table-cell>
          <table:table-cell office:value-type="float" office:value="3619" table:style-name="ce47">
            <text:p>3.619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4204443612140344E-2" table:style-name="ce48">
            <text:p>2,4%</text:p>
          </table:table-cell>
          <table:table-cell office:value-type="float" office:value="86" table:style-name="ce47">
            <text:p>86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300254933434047E-3" table:style-name="ce48">
            <text:p>0,2%</text:p>
          </table:table-cell>
          <table:table-cell office:value-type="float" office:value="166655" table:style-name="ce49">
            <text:p>166.655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9.689446988425339E-2" table:style-name="ce50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98515" table:style-name="ce47">
            <text:p>198.515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44391050009391853" table:style-name="ce48">
            <text:p>44,4%</text:p>
          </table:table-cell>
          <table:table-cell office:value-type="float" office:value="31084" table:style-name="ce47">
            <text:p>31.084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8928681614123899E-2" table:style-name="ce48">
            <text:p>4,9%</text:p>
          </table:table-cell>
          <table:table-cell office:value-type="float" office:value="51700" table:style-name="ce47">
            <text:p>51.700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6.1725152342929183E-2" table:style-name="ce48">
            <text:p>6,2%</text:p>
          </table:table-cell>
          <table:table-cell office:value-type="float" office:value="69149" table:style-name="ce47">
            <text:p>69.149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3336020077304947E-2" table:style-name="ce48">
            <text:p>6,3%</text:p>
          </table:table-cell>
          <table:table-cell office:value-type="float" office:value="129426" table:style-name="ce47">
            <text:p>129.426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6163789321400216E-2" table:style-name="ce48">
            <text:p>4,6%</text:p>
          </table:table-cell>
          <table:table-cell office:value-type="float" office:value="16840" table:style-name="ce47">
            <text:p>16.840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3.0270565649738637E-2" table:style-name="ce48">
            <text:p>3,0%</text:p>
          </table:table-cell>
          <table:table-cell office:value-type="float" office:value="229" table:style-name="ce47">
            <text:p>229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4324675974578393E-3" table:style-name="ce48">
            <text:p>0,1%</text:p>
          </table:table-cell>
          <table:table-cell office:value-type="float" office:value="496943" table:style-name="ce49">
            <text:p>496.943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7.6082213735011839E-2" table:style-name="ce50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64490" table:style-name="ce47">
            <text:p>164.490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59483385226249497" table:style-name="ce48">
            <text:p>59,5%</text:p>
          </table:table-cell>
          <table:table-cell office:value-type="float" office:value="10949" table:style-name="ce47">
            <text:p>10.949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5005595370230803E-2" table:style-name="ce48">
            <text:p>2,5%</text:p>
          </table:table-cell>
          <table:table-cell office:value-type="float" office:value="24202" table:style-name="ce47">
            <text:p>24.202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1675276549434502E-2" table:style-name="ce48">
            <text:p>4,2%</text:p>
          </table:table-cell>
          <table:table-cell office:value-type="float" office:value="34420" table:style-name="ce47">
            <text:p>34.420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5750956357149881E-2" table:style-name="ce48">
            <text:p>4,6%</text:p>
          </table:table-cell>
          <table:table-cell office:value-type="float" office:value="69106" table:style-name="ce47">
            <text:p>69.106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9132101562486726E-2" table:style-name="ce48">
            <text:p>3,9%</text:p>
          </table:table-cell>
          <table:table-cell office:value-type="float" office:value="5413" table:style-name="ce47">
            <text:p>5.413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5341492033080712E-2" table:style-name="ce48">
            <text:p>1,5%</text:p>
          </table:table-cell>
          <table:table-cell office:value-type="float" office:value="104" table:style-name="ce47">
            <text:p>104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092286193946569E-3" table:style-name="ce48">
            <text:p>0,1%</text:p>
          </table:table-cell>
          <table:table-cell office:value-type="float" office:value="308684" table:style-name="ce49">
            <text:p>308.684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7.2303103198295735E-2" table:style-name="ce50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55643" table:style-name="ce47">
            <text:p>55.643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73209657259390826" table:style-name="ce48">
            <text:p>73,2%</text:p>
          </table:table-cell>
          <table:table-cell office:value-type="float" office:value="3356" table:style-name="ce47">
            <text:p>3.356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6527493578301186E-2" table:style-name="ce48">
            <text:p>3,7%</text:p>
          </table:table-cell>
          <table:table-cell office:value-type="float" office:value="7921" table:style-name="ce47">
            <text:p>7.921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3217794520219958E-2" table:style-name="ce48">
            <text:p>6,3%</text:p>
          </table:table-cell>
          <table:table-cell office:value-type="float" office:value="13130" table:style-name="ce47">
            <text:p>13.130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7593135400907717E-2" table:style-name="ce48">
            <text:p>7,8%</text:p>
          </table:table-cell>
          <table:table-cell office:value-type="float" office:value="19855" table:style-name="ce47">
            <text:p>19.855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6441846846590746E-2" table:style-name="ce48">
            <text:p>5,6%</text:p>
          </table:table-cell>
          <table:table-cell office:value-type="float" office:value="917" table:style-name="ce47">
            <text:p>917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20518347176953E-2" table:style-name="ce48">
            <text:p>1,2%</text:p>
          </table:table-cell>
          <table:table-cell office:value-type="float" office:value="38" table:style-name="ce47">
            <text:p>38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8135827805087577E-3" table:style-name="ce48">
            <text:p>0,2%</text:p>
          </table:table-cell>
          <table:table-cell office:value-type="float" office:value="100860" table:style-name="ce49">
            <text:p>100.860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11068762188423563" table:style-name="ce50">
            <text:p>11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30392" table:style-name="ce47">
            <text:p>130.392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55651253510426713" table:style-name="ce48">
            <text:p>55,7%</text:p>
          </table:table-cell>
          <table:table-cell office:value-type="float" office:value="4840" table:style-name="ce47">
            <text:p>4.840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6703363450003797E-2" table:style-name="ce48">
            <text:p>1,7%</text:p>
          </table:table-cell>
          <table:table-cell office:value-type="float" office:value="16803" table:style-name="ce47">
            <text:p>16.803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8433820371432609E-2" table:style-name="ce48">
            <text:p>4,8%</text:p>
          </table:table-cell>
          <table:table-cell office:value-type="float" office:value="23706" table:style-name="ce47">
            <text:p>23.706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8405130466703953E-2" table:style-name="ce48">
            <text:p>5,8%</text:p>
          </table:table-cell>
          <table:table-cell office:value-type="float" office:value="38912" table:style-name="ce47">
            <text:p>38.91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3770331742039405E-2" table:style-name="ce48">
            <text:p>4,4%</text:p>
          </table:table-cell>
          <table:table-cell office:value-type="float" office:value="1581" table:style-name="ce47">
            <text:p>1.581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1.0350584307178631E-2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216237" table:style-name="ce49">
            <text:p>216.237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9.1523349062892695E-2" table:style-name="ce50">
            <text:p>9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4545" table:style-name="ce47">
            <text:p>14.545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5497365695501419" table:style-name="ce48">
            <text:p>65,5%</text:p>
          </table:table-cell>
          <table:table-cell office:value-type="float" office:value="700" table:style-name="ce47">
            <text:p>700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4888888888888887E-2" table:style-name="ce48">
            <text:p>2,5%</text:p>
          </table:table-cell>
          <table:table-cell office:value-type="float" office:value="2447" table:style-name="ce47">
            <text:p>2.447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4876186436184313E-2" table:style-name="ce48">
            <text:p>6,5%</text:p>
          </table:table-cell>
          <table:table-cell office:value-type="float" office:value="3411" table:style-name="ce47">
            <text:p>3.411</text:p>
          </table:table-cell>
          <table:table-cell office:value-type="float" office:value="47664" table:style-name="ce47">
            <text:p>47.664</text:p>
          </table:table-cell>
          <table:table-cell office:value-type="percentage" office:value="7.1563444108761323E-2" table:style-name="ce48">
            <text:p>7,2%</text:p>
          </table:table-cell>
          <table:table-cell office:value-type="float" office:value="4710" table:style-name="ce47">
            <text:p>4.710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765912765522497E-2" table:style-name="ce48">
            <text:p>4,4%</text:p>
          </table:table-cell>
          <table:table-cell office:value-type="float" office:value="383" table:style-name="ce47">
            <text:p>383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8091639111950875E-2" table:style-name="ce48">
            <text:p>1,8%</text:p>
          </table:table-cell>
          <table:table-cell office:value-type="float" office:value="5" table:style-name="ce47">
            <text:p>5</text:p>
          </table:table-cell>
          <table:table-cell office:value-type="float" office:value="6286" table:style-name="ce47">
            <text:p>6.286</text:p>
          </table:table-cell>
          <table:table-cell office:value-type="percentage" office:value="7.954183900731785E-4" table:style-name="ce48">
            <text:p>0,1%</text:p>
          </table:table-cell>
          <table:table-cell office:value-type="float" office:value="26201" table:style-name="ce49">
            <text:p>26.201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6758349705304517E-2" table:style-name="ce50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33603" table:style-name="ce47">
            <text:p>233.603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64155145802780389" table:style-name="ce48">
            <text:p>64,2%</text:p>
          </table:table-cell>
          <table:table-cell office:value-type="float" office:value="9538" table:style-name="ce47">
            <text:p>9.538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8130287921441755E-2" table:style-name="ce48">
            <text:p>1,8%</text:p>
          </table:table-cell>
          <table:table-cell office:value-type="float" office:value="31530" table:style-name="ce47">
            <text:p>31.530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483004252669115E-2" table:style-name="ce48">
            <text:p>4,5%</text:p>
          </table:table-cell>
          <table:table-cell office:value-type="float" office:value="51955" table:style-name="ce47">
            <text:p>51.955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3408622477983274E-2" table:style-name="ce48">
            <text:p>5,3%</text:p>
          </table:table-cell>
          <table:table-cell office:value-type="float" office:value="112035" table:style-name="ce47">
            <text:p>112.035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4569101699978957E-2" table:style-name="ce48">
            <text:p>4,5%</text:p>
          </table:table-cell>
          <table:table-cell office:value-type="float" office:value="13858" table:style-name="ce47">
            <text:p>13.858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8887925355835536E-2" table:style-name="ce48">
            <text:p>2,9%</text:p>
          </table:table-cell>
          <table:table-cell office:value-type="float" office:value="56" table:style-name="ce47">
            <text:p>56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4.1218598420444426E-4" table:style-name="ce48">
            <text:p>0,0%</text:p>
          </table:table-cell>
          <table:table-cell office:value-type="float" office:value="452575" table:style-name="ce49">
            <text:p>452.575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9460139830181881E-2" table:style-name="ce50">
            <text:p>7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7528" table:style-name="ce47">
            <text:p>47.528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6811999254704677" table:style-name="ce48">
            <text:p>68,1%</text:p>
          </table:table-cell>
          <table:table-cell office:value-type="float" office:value="2795" table:style-name="ce47">
            <text:p>2.795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7162557459256165E-2" table:style-name="ce48">
            <text:p>2,7%</text:p>
          </table:table-cell>
          <table:table-cell office:value-type="float" office:value="7540" table:style-name="ce47">
            <text:p>7.540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1324289185822519E-2" table:style-name="ce48">
            <text:p>5,1%</text:p>
          </table:table-cell>
          <table:table-cell office:value-type="float" office:value="13909" table:style-name="ce47">
            <text:p>13.909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5222080504182767E-2" table:style-name="ce48">
            <text:p>6,5%</text:p>
          </table:table-cell>
          <table:table-cell office:value-type="float" office:value="27683" table:style-name="ce47">
            <text:p>27.683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5.0217227649134263E-2" table:style-name="ce48">
            <text:p>5,0%</text:p>
          </table:table-cell>
          <table:table-cell office:value-type="float" office:value="2525" table:style-name="ce47">
            <text:p>2.525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278030117892928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102077" table:style-name="ce49">
            <text:p>102.077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8.2487864440527886E-2" table:style-name="ce50">
            <text:p>8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28560" table:style-name="ce47">
            <text:p>28.560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69377641743186125" table:style-name="ce48">
            <text:p>69,4%</text:p>
          </table:table-cell>
          <table:table-cell office:value-type="float" office:value="1817" table:style-name="ce47">
            <text:p>1.817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2567393174648698E-2" table:style-name="ce48">
            <text:p>3,3%</text:p>
          </table:table-cell>
          <table:table-cell office:value-type="float" office:value="4073" table:style-name="ce47">
            <text:p>4.073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515681707383132E-2" table:style-name="ce48">
            <text:p>5,5%</text:p>
          </table:table-cell>
          <table:table-cell office:value-type="float" office:value="7594" table:style-name="ce47">
            <text:p>7.594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8536413841603411E-2" table:style-name="ce48">
            <text:p>7,9%</text:p>
          </table:table-cell>
          <table:table-cell office:value-type="float" office:value="12386" table:style-name="ce47">
            <text:p>12.386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5535627813548073E-2" table:style-name="ce48">
            <text:p>5,6%</text:p>
          </table:table-cell>
          <table:table-cell office:value-type="float" office:value="913" table:style-name="ce47">
            <text:p>913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822801773013091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55347" table:style-name="ce49">
            <text:p>55.347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10009675639993851" table:style-name="ce50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90590" table:style-name="ce47">
            <text:p>90.590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57353592909148465" table:style-name="ce48">
            <text:p>57,4%</text:p>
          </table:table-cell>
          <table:table-cell office:value-type="float" office:value="3994" table:style-name="ce47">
            <text:p>3.994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8744045691544531E-2" table:style-name="ce48">
            <text:p>1,9%</text:p>
          </table:table-cell>
          <table:table-cell office:value-type="float" office:value="13434" table:style-name="ce47">
            <text:p>13.434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7958189198162207E-2" table:style-name="ce48">
            <text:p>4,8%</text:p>
          </table:table-cell>
          <table:table-cell office:value-type="float" office:value="22710" table:style-name="ce47">
            <text:p>22.710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679863637834324E-2" table:style-name="ce48">
            <text:p>6,7%</text:p>
          </table:table-cell>
          <table:table-cell office:value-type="float" office:value="36574" table:style-name="ce47">
            <text:p>36.574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5.0457405611375614E-2" table:style-name="ce48">
            <text:p>5,0%</text:p>
          </table:table-cell>
          <table:table-cell office:value-type="float" office:value="3266" table:style-name="ce47">
            <text:p>3.266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3274872971643993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170574" table:style-name="ce49">
            <text:p>170.574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8.9864566205667393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676" table:style-name="ce47">
            <text:p>1.676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4337811900191944" table:style-name="ce48">
            <text:p>64,3%</text:p>
          </table:table-cell>
          <table:table-cell office:value-type="float" office:value="389" table:style-name="ce47">
            <text:p>389</text:p>
          </table:table-cell>
          <table:table-cell office:value-type="float" office:value="4318" table:style-name="ce47">
            <text:p>4.318</text:p>
          </table:table-cell>
          <table:table-cell office:value-type="percentage" office:value="9.0088003705419181E-2" table:style-name="ce48">
            <text:p>9,0%</text:p>
          </table:table-cell>
          <table:table-cell office:value-type="float" office:value="328" table:style-name="ce47">
            <text:p>328</text:p>
          </table:table-cell>
          <table:table-cell office:value-type="float" office:value="7857" table:style-name="ce47">
            <text:p>7.857</text:p>
          </table:table-cell>
          <table:table-cell office:value-type="percentage" office:value="4.1746213567519411E-2" table:style-name="ce48">
            <text:p>4,2%</text:p>
          </table:table-cell>
          <table:table-cell office:value-type="float" office:value="529" table:style-name="ce47">
            <text:p>529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5777085496711667E-2" table:style-name="ce48">
            <text:p>4,6%</text:p>
          </table:table-cell>
          <table:table-cell office:value-type="float" office:value="826" table:style-name="ce47">
            <text:p>826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472892968801968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792" table:style-name="ce49">
            <text:p>3.792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731733123734091E-2" table:style-name="ce50">
            <text:p>5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421" table:style-name="ce47">
            <text:p>1.421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0493827160493829" table:style-name="ce48">
            <text:p>60,5%</text:p>
          </table:table-cell>
          <table:table-cell office:value-type="float" office:value="1096" table:style-name="ce47">
            <text:p>1.096</text:p>
          </table:table-cell>
          <table:table-cell office:value-type="float" office:value="3748" table:style-name="ce47">
            <text:p>3.748</text:p>
          </table:table-cell>
          <table:table-cell office:value-type="percentage" office:value="0.29242262540021347" table:style-name="ce48">
            <text:p>29,2%</text:p>
          </table:table-cell>
          <table:table-cell office:value-type="float" office:value="346" table:style-name="ce47">
            <text:p>346</text:p>
          </table:table-cell>
          <table:table-cell office:value-type="float" office:value="7827" table:style-name="ce47">
            <text:p>7.827</text:p>
          </table:table-cell>
          <table:table-cell office:value-type="percentage" office:value="4.4205953749840293E-2" table:style-name="ce48">
            <text:p>4,4%</text:p>
          </table:table-cell>
          <table:table-cell office:value-type="float" office:value="535" table:style-name="ce47">
            <text:p>535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7349322948933535E-2" table:style-name="ce48">
            <text:p>4,7%</text:p>
          </table:table-cell>
          <table:table-cell office:value-type="float" office:value="832" table:style-name="ce47">
            <text:p>832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7645788336933045E-2" table:style-name="ce48">
            <text:p>2,8%</text:p>
          </table:table-cell>
          <table:table-cell office:value-type="float" office:value="58" table:style-name="ce47">
            <text:p>58</text:p>
          </table:table-cell>
          <table:table-cell office:value-type="float" office:value="8536" table:style-name="ce47">
            <text:p>8.536</text:p>
          </table:table-cell>
          <table:table-cell office:value-type="percentage" office:value="6.7947516401124647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4294" table:style-name="ce49">
            <text:p>4.294</text:p>
          </table:table-cell>
          <table:table-cell office:value-type="float" office:value="66178" table:style-name="ce49">
            <text:p>66.178</text:p>
          </table:table-cell>
          <table:table-cell office:value-type="percentage" office:value="6.4885611532533471E-2" table:style-name="ce50">
            <text:p>6,5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33" table:style-name="ce52">
            <text:p>53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156" table:style-name="ce52">
            <text:p>1.15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739" table:style-name="ce52">
            <text:p>3.73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8" table:style-name="ce52">
            <text:p>14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581" table:style-name="ce54">
            <text:p>5.581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724844" table:style-name="ce58">
            <text:p>1.724.844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60862011048600861" table:style-name="ce59">
            <text:p>60,9%</text:p>
          </table:table-cell>
          <table:table-cell office:value-type="float" office:value="130453" table:style-name="ce58">
            <text:p>130.453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3.294230242333105E-2" table:style-name="ce59">
            <text:p>3,3%</text:p>
          </table:table-cell>
          <table:table-cell office:value-type="float" office:value="277869" table:style-name="ce58">
            <text:p>277.869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2064779634048132E-2" table:style-name="ce59">
            <text:p>5,2%</text:p>
          </table:table-cell>
          <table:table-cell office:value-type="float" office:value="427421" table:style-name="ce58">
            <text:p>427.421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6.0770994465476125E-2" table:style-name="ce59">
            <text:p>6,1%</text:p>
          </table:table-cell>
          <table:table-cell office:value-type="float" office:value="777246" table:style-name="ce58">
            <text:p>777.246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6524646397399561E-2" table:style-name="ce59">
            <text:p>4,7%</text:p>
          </table:table-cell>
          <table:table-cell office:value-type="float" office:value="73125" table:style-name="ce58">
            <text:p>73.125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2090149560507977E-2" table:style-name="ce59">
            <text:p>2,2%</text:p>
          </table:table-cell>
          <table:table-cell office:value-type="float" office:value="956" table:style-name="ce58">
            <text:p>956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007324173988909E-3" table:style-name="ce59">
            <text:p>0,1%</text:p>
          </table:table-cell>
          <table:table-cell office:value-type="float" office:value="3411914" table:style-name="ce58">
            <text:p>3.411.914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8.5021907149251744E-2" table:style-name="ce59">
            <text:p>8,5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19T14:48:06Z</dc:date>
  </office:meta>
</office:document-meta>
</file>